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الورقة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6aa84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الورقة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Person name:</text:p>
          </table:table-cell>
          <table:table-cell table:style-name="ce3" office:value-type="string" calcext:value-type="string">
            <text:p>Software</text:p>
          </table:table-cell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Programing</text:p>
          </table:table-cell>
          <table:table-cell table:style-name="ce3" office:value-type="string" calcext:value-type="string">
            <text:p>Cybersecurity</text:p>
          </table:table-cell>
          <table:table-cell table:style-name="ce3" office:value-type="string" calcext:value-type="string">
            <text:p>Digital arts</text:p>
          </table:table-cell>
          <table:table-cell table:style-name="ce3" office:value-type="string" calcext:value-type="string">
            <text:p>Data science</text:p>
          </table:table-cell>
          <table:table-cell>
            <draw:frame table:end-cell-address="الورقة1.N18" table:end-x="21.57pt" table:end-y="7.51pt" draw:z-index="0" draw:name="Chart 1" draw:style-name="gr1" draw:text-style-name="P1" svg:width="432.71pt" svg:height="267.73pt" svg:x="9.75pt" svg:y="7.51pt">
              <draw:object draw:notify-on-update-of-ranges="الورقة1.A2:الورقة1.A6 الورقة1.B1:الورقة1.B1 الورقة1.B2:الورقة1.B6 الورقة1.C1:الورقة1.C1 الورقة1.C2:الورقة1.C6 الورقة1.D1:الورقة1.D1 الورقة1.D2:الورقة1.D6 الورقة1.E1:الورقة1.E1 الورقة1.E2:الورقة1.E6 الورقة1.F1:الورقة1.F1 الورقة1.F2:الورقة1.F6 الورقة1.G1:الورقة1.G1 الورقة1.G2:الورقة1.G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hmed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ohamed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dam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areem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New one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2"/>
          <table:table-cell table:style-name="ce4"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6"/>
          <table:table-cell table:style-name="ce5"/>
          <table:table-cell table:number-columns-repeated="1017"/>
        </table:table-row>
        <table:table-row table:style-name="ro2" table:number-rows-repeated="9">
          <table:table-cell table:number-columns-repeated="1024"/>
        </table:table-row>
        <table:table-row table:style-name="ro1">
          <table:table-cell table:number-columns-repeated="12"/>
          <table:table-cell table:style-name="ce6"/>
          <table:table-cell table:number-columns-repeated="101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">
      <number:currency-symbol number:language="ar" number:country="EG">EGP</number:currency-symbol>
      <number:number number:decimal-places="2" loext:min-decimal-places="2" number:min-integer-digits="1" number:grouping="true"/>
    </number:currency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الورقة1" style:display-name="PageStyle_الورقة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3" meta:object-count="1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ea4335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fbbc04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34a85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-color="#ff6d0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fill-color="#46bdc6"/>
      <style:text-properties fo:font-size="10pt" style:font-size-asian="10pt" style:font-size-complex="10pt"/>
    </style:style>
    <style:style style:name="ch14" style:family="chart">
      <style:graphic-properties draw:fill="solid" draw:fill-color="#ffffff"/>
    </style:style>
    <style:style style:name="ch15" style:family="chart">
      <style:graphic-properties draw:fill-color="#d9d9d9"/>
    </style:style>
  </office:automatic-styles>
  <office:body>
    <office:chart>
      <chart:chart svg:width="15.266cm" svg:height="9.446cm" xlink:href=".." xlink:type="simple" chart:class="chart:bar" chart:style-name="ch1">
        <chart:legend chart:legend-position="end" svg:x="12.394cm" svg:y="3.179cm" style:legend-expansion="high" chart:style-name="ch2"/>
        <chart:plot-area chart:style-name="ch3" table:cell-range-address="الورقة1.A1:الورقة1.G6" chart:data-source-has-labels="both" svg:x="0.305cm" svg:y="0.188cm" svg:width="11.784cm" svg:height="8.04cm">
          <chartooo:coordinate-region svg:x="0.591cm" svg:y="0.387cm" svg:width="11.498cm" svg:height="7.344cm"/>
          <chart:axis chart:dimension="x" chart:name="primary-x" chart:style-name="ch4" chartooo:axis-type="text">
            <chart:title svg:x="5.061cm" svg:y="8.417cm" chart:style-name="ch5">
              <text:p>Person name:</text:p>
            </chart:title>
            <chart:categories table:cell-range-address="الورقة1.A2:الورقة1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الورقة1.B2:الورقة1.B6" chart:label-cell-address="الورقة1.B1:الورقة1.B1" chart:class="chart:bar">
            <chart:data-point chart:repeated="5"/>
          </chart:series>
          <chart:series chart:style-name="ch9" chart:values-cell-range-address="الورقة1.C2:الورقة1.C6" chart:label-cell-address="الورقة1.C1:الورقة1.C1" chart:class="chart:bar">
            <chart:data-point chart:repeated="5"/>
          </chart:series>
          <chart:series chart:style-name="ch10" chart:values-cell-range-address="الورقة1.D2:الورقة1.D6" chart:label-cell-address="الورقة1.D1:الورقة1.D1" chart:class="chart:bar">
            <chart:data-point chart:repeated="5"/>
          </chart:series>
          <chart:series chart:style-name="ch11" chart:values-cell-range-address="الورقة1.E2:الورقة1.E6" chart:label-cell-address="الورقة1.E1:الورقة1.E1" chart:class="chart:bar">
            <chart:data-point chart:repeated="5"/>
          </chart:series>
          <chart:series chart:style-name="ch12" chart:values-cell-range-address="الورقة1.F2:الورقة1.F6" chart:label-cell-address="الورقة1.F1:الورقة1.F1" chart:class="chart:bar">
            <chart:data-point chart:repeated="5"/>
          </chart:series>
          <chart:series chart:style-name="ch13" chart:values-cell-range-address="الورقة1.G2:الورقة1.G6" chart:label-cell-address="الورقة1.G1:الورقة1.G1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ftware</text:p>
                <draw:g>
                  <svg:desc>الورقة1.B1:الورقة1.B1</svg:desc>
                </draw:g>
              </table:table-cell>
              <table:table-cell office:value-type="string">
                <text:p>Hardware</text:p>
                <draw:g>
                  <svg:desc>الورقة1.C1:الورقة1.C1</svg:desc>
                </draw:g>
              </table:table-cell>
              <table:table-cell office:value-type="string">
                <text:p>Programing</text:p>
                <draw:g>
                  <svg:desc>الورقة1.D1:الورقة1.D1</svg:desc>
                </draw:g>
              </table:table-cell>
              <table:table-cell office:value-type="string">
                <text:p>Cybersecurity</text:p>
                <draw:g>
                  <svg:desc>الورقة1.E1:الورقة1.E1</svg:desc>
                </draw:g>
              </table:table-cell>
              <table:table-cell office:value-type="string">
                <text:p>Digital arts</text:p>
                <draw:g>
                  <svg:desc>الورقة1.F1:الورقة1.F1</svg:desc>
                </draw:g>
              </table:table-cell>
              <table:table-cell office:value-type="string">
                <text:p>Data science</text:p>
                <draw:g>
                  <svg:desc>الورقة1.G1:الورقة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hmed</text:p>
                <draw:g>
                  <svg:desc>الورقة1.A2:الورقة1.A6</svg:desc>
                </draw:g>
              </table:table-cell>
              <table:table-cell office:value-type="float" office:value="3">
                <text:p>3</text:p>
                <draw:g>
                  <svg:desc>الورقة1.B2:الورقة1.B6</svg:desc>
                </draw:g>
              </table:table-cell>
              <table:table-cell office:value-type="float" office:value="5">
                <text:p>5</text:p>
                <draw:g>
                  <svg:desc>الورقة1.C2:الورقة1.C6</svg:desc>
                </draw:g>
              </table:table-cell>
              <table:table-cell office:value-type="float" office:value="5">
                <text:p>5</text:p>
                <draw:g>
                  <svg:desc>الورقة1.D2:الورقة1.D6</svg:desc>
                </draw:g>
              </table:table-cell>
              <table:table-cell office:value-type="float" office:value="5">
                <text:p>5</text:p>
                <draw:g>
                  <svg:desc>الورقة1.E2:الورقة1.E6</svg:desc>
                </draw:g>
              </table:table-cell>
              <table:table-cell office:value-type="float" office:value="3">
                <text:p>3</text:p>
                <draw:g>
                  <svg:desc>الورقة1.F2:الورقة1.F6</svg:desc>
                </draw:g>
              </table:table-cell>
              <table:table-cell office:value-type="float" office:value="3">
                <text:p>3</text:p>
                <draw:g>
                  <svg:desc>الورقة1.G2:الورقة1.G6</svg:desc>
                </draw:g>
              </table:table-cell>
            </table:table-row>
            <table:table-row>
              <table:table-cell office:value-type="string">
                <text:p>Mohamed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Adam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Kareem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New one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